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eff6" officeooo:paragraph-rsid="000aef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tp://www.timesjobs.com/candidate/JobDetailView.html?from=submit&amp;adId=57839260&amp;bc=INT&amp;sequence=0&amp;counter=1&amp;siteparams=154p&amp;utm_source=mitula&amp;utm_medium=referral&amp;utm_campaign=mitual_fe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22:01:01.474668137</meta:creation-date>
    <dc:date>2016-09-12T22:02:22.363819176</dc:date>
    <meta:editing-duration>PT11S</meta:editing-duration>
    <meta:editing-cycles>1</meta:editing-cycles>
    <meta:document-statistic meta:table-count="0" meta:image-count="0" meta:object-count="0" meta:page-count="1" meta:paragraph-count="1" meta:word-count="1" meta:character-count="186" meta:non-whitespace-character-count="186"/>
    <meta:generator>LibreOffice/5.1.4.2$Linux_X86_64 LibreOffice_project/10m0$Build-2</meta:generator>
  </office:meta>
</office:document-meta>
</file>